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rderPaintingInfo.isHorizon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PaintingInfo.getX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PaintingInfo.get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PaintingInfo.getX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PaintingInfo.getY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PaintingInfo.BorderPaintingInfo( float x1 , float y1 , float x2 , float y2 , boolean isHorizontal , int style , Color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rderPaintingInfo.get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rderPaintingInfo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